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2.3193in"/>
    </style:style>
    <style:style style:name="co3" style:family="table-column">
      <style:table-column-properties fo:break-before="auto" style:column-width="1.0417in"/>
    </style:style>
    <style:style style:name="co4" style:family="table-column">
      <style:table-column-properties fo:break-before="auto" style:column-width="1.5138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2.028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office:value-type="string" calcext:value-type="string">
            <text:p>Voltage (kV)</text:p>
          </table:table-cell>
          <table:table-cell office:value-type="string" calcext:value-type="string">
            <text:p>Voltage Error(kV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Error Theta (rad)</text:p>
          </table:table-cell>
          <table:table-cell office:value-type="string" calcext:value-type="string">
            <text:p>Lambda (nm)</text:p>
          </table:table-cell>
          <table:table-cell office:value-type="string" calcext:value-type="string">
            <text:p>Lambda Error</text:p>
          </table:table-cell>
          <table:table-cell office:value-type="string" calcext:value-type="string">
            <text:p>Bragg edquation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8" calcext:value-type="float">
            <text:p>0.008</text:p>
          </table:table-cell>
          <table:table-cell table:formula="of:=2*[.$G$5]*SIN([.C2])" office:value-type="float" office:value="0.0251194206287709" calcext:value-type="float">
            <text:p>0.0251194206</text:p>
          </table:table-cell>
          <table:table-cell table:formula="of:=[.E2]*ABS(([.D2]/[.C2])*COS([.C2]))" office:value-type="float" office:value="0.00340009667230378" calcext:value-type="float">
            <text:p>0.0034000967</text:p>
          </table:table-cell>
          <table:table-cell office:value-type="string" calcext:value-type="string">
            <text:p>lambda = 2dsin(Theta)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7" calcext:value-type="float">
            <text:p>0.007</text:p>
          </table:table-cell>
          <table:table-cell table:formula="of:=2*[.$G$5]*SIN([.C3])" office:value-type="float" office:value="0.0204401488725045" calcext:value-type="float">
            <text:p>0.0204401489</text:p>
          </table:table-cell>
          <table:table-cell table:formula="of:=[.E3]*ABS(([.D3]/[.C3])*COS([.C3]))" office:value-type="float" office:value="0.00297742175816313" calcext:value-type="float">
            <text:p>0.0029774218</text:p>
          </table:table-cell>
          <table:table-cell office:value-type="string" calcext:value-type="string">
            <text:p>lambda error = lambda * abs((Error Theta/ Theta)*cos(Theta))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7" calcext:value-type="float">
            <text:p>0.007</text:p>
          </table:table-cell>
          <table:table-cell table:formula="of:=2*[.$G$5]*SIN([.C4])" office:value-type="float" office:value="0.0174611070202731" calcext:value-type="float">
            <text:p>0.017461107</text:p>
          </table:table-cell>
          <table:table-cell table:formula="of:=[.E4]*ABS(([.D4]/[.C4])*COS([.C4]))" office:value-type="float" office:value="0.00297865929534272" calcext:value-type="float">
            <text:p>0.0029786593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7" calcext:value-type="float">
            <text:p>0.007</text:p>
          </table:table-cell>
          <table:table-cell table:formula="of:=2*[.$G$5]*SIN([.C5])" office:value-type="float" office:value="0.015758403883163" calcext:value-type="float">
            <text:p>0.0157584039</text:p>
          </table:table-cell>
          <table:table-cell table:formula="of:=[.E5]*ABS(([.D5]/[.C5])*COS([.C5]))" office:value-type="float" office:value="0.00297927917306927" calcext:value-type="float">
            <text:p>0.0029792792</text:p>
          </table:table-cell>
          <table:table-cell office:value-type="float" office:value="0.213" calcext:value-type="float">
            <text:p>0.21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7" calcext:value-type="float">
            <text:p>0.007</text:p>
          </table:table-cell>
          <table:table-cell table:formula="of:=2*[.$G$5]*SIN([.C6])" office:value-type="float" office:value="0.014055448611927" calcext:value-type="float">
            <text:p>0.0140554486</text:p>
          </table:table-cell>
          <table:table-cell table:formula="of:=[.E6]*ABS(([.D6]/[.C6])*COS([.C6]))" office:value-type="float" office:value="0.00297983553947329" calcext:value-type="float">
            <text:p>0.0029798355</text:p>
          </table:table-cell>
          <table:table-cell table:style-name="Default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2">
          <table:table-cell office:value-type="string" calcext:value-type="string">
            <text:p>de Broglie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Bragg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Voltage (kV)</text:p>
          </table:table-cell>
          <table:table-cell office:value-type="string" calcext:value-type="string">
            <text:p>Voltage Error(kV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Error Theta (rad)</text:p>
          </table:table-cell>
          <table:table-cell office:value-type="string" calcext:value-type="string">
            <text:p>Lambda (m)</text:p>
          </table:table-cell>
          <table:table-cell office:value-type="string" calcext:value-type="string">
            <text:p>Lambda Error</text:p>
          </table:table-cell>
          <table:table-cell office:value-type="string" calcext:value-type="string">
            <text:p>de Broglie edquation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8" calcext:value-type="float">
            <text:p>0.008</text:p>
          </table:table-cell>
          <table:table-cell table:formula="of:=(6.626*10^-34 )/ (SQRT(2 * 1.6*(10^(-19))*9.1*(10^(-31))*[.A12]*1000))*10^9" office:value-type="float" office:value="0.027456220146358" calcext:value-type="float">
            <text:p>0.0274562201</text:p>
          </table:table-cell>
          <table:table-cell table:formula="of:=[.E12]*(1/2)*([.B12]/[.A12])" office:value-type="float" office:value="0.00068640550365895" calcext:value-type="float">
            <text:p>0.0006864055</text:p>
          </table:table-cell>
          <table:table-cell office:value-type="string" calcext:value-type="string">
            <text:p>lambda = h / (sqrt(2*e*m*U))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7" calcext:value-type="float">
            <text:p>0.007</text:p>
          </table:table-cell>
          <table:table-cell table:formula="of:=(6.626*10^-34 )/ (SQRT(2 * 1.6*(10^(-19))*9.1*(10^(-31))*[.A13]*1000))*10^9" office:value-type="float" office:value="0.0224179098747003" calcext:value-type="float">
            <text:p>0.0224179099</text:p>
          </table:table-cell>
          <table:table-cell table:formula="of:=[.E13]*(1/2)*([.B13]/[.A13])" office:value-type="float" office:value="0.000373631831245004" calcext:value-type="float">
            <text:p>0.0003736318</text:p>
          </table:table-cell>
          <table:table-cell office:value-type="string" calcext:value-type="string">
            <text:p>lambda error = lambda * 1/2 * Voltage Error / Voltag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7" calcext:value-type="float">
            <text:p>0.007</text:p>
          </table:table-cell>
          <table:table-cell table:formula="of:=(6.626*10^-34 )/ (SQRT(2 * 1.6*(10^(-19))*9.1*(10^(-31))*[.A14]*1000))*10^9" office:value-type="float" office:value="0.0194144794512404" calcext:value-type="float">
            <text:p>0.0194144795</text:p>
          </table:table-cell>
          <table:table-cell table:formula="of:=[.E14]*(1/2)*([.B14]/[.A14])" office:value-type="float" office:value="0.000242680993140505" calcext:value-type="float">
            <text:p>0.000242681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7" calcext:value-type="float">
            <text:p>0.007</text:p>
          </table:table-cell>
          <table:table-cell table:formula="of:=(6.626*10^-34 )/ (SQRT(2 * 1.6*(10^(-19))*9.1*(10^(-31))*[.A15]*1000))*10^9" office:value-type="float" office:value="0.0173648383202986" calcext:value-type="float">
            <text:p>0.0173648383</text:p>
          </table:table-cell>
          <table:table-cell table:formula="of:=[.E15]*(1/2)*([.B15]/[.A15])" office:value-type="float" office:value="0.000173648383202986" calcext:value-type="float">
            <text:p>0.0001736484</text:p>
          </table:table-cell>
          <table:table-cell office:value-type="float" office:value="0.213" calcext:value-type="float">
            <text:p>0.21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7" calcext:value-type="float">
            <text:p>0.007</text:p>
          </table:table-cell>
          <table:table-cell table:formula="of:=(6.626*10^-34 )/ (SQRT(2 * 1.6*(10^(-19))*9.1*(10^(-31))*[.A16]*1000))*10^9" office:value-type="float" office:value="0.0158518560924294" calcext:value-type="float">
            <text:p>0.0158518561</text:p>
          </table:table-cell>
          <table:table-cell table:formula="of:=[.E16]*(1/2)*([.B16]/[.A16])" office:value-type="float" office:value="0.000132098800770245" calcext:value-type="float">
            <text:p>0.0001320988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standard deviations away</text:p>
          </table:table-cell>
          <table:table-cell office:value-type="string" calcext:value-type="string">
            <text:p>significantly different?</text:p>
          </table:table-cell>
          <table:table-cell table:number-columns-repeated="1021"/>
        </table:table-row>
        <table:table-row table:style-name="ro1">
          <table:table-cell table:formula="of:=[.A12]" office:value-type="float" office:value="2" calcext:value-type="float">
            <text:p>2</text:p>
          </table:table-cell>
          <table:table-cell table:formula="of:=ABS([.E12]-[.E2])/ABS([.F12]+[.F2])" office:value-type="float" office:value="0.571833665312208" calcext:value-type="float">
            <text:p>0.5718336653</text:p>
          </table:table-cell>
          <table:table-cell table:formula="of:=IF([.B20]&lt;3;&quot;No&quot;;&quot;Yes&quot;)" office:value-type="string" office:string-value="No" calcext:value-type="string">
            <text:p>No</text:p>
          </table:table-cell>
          <table:table-cell table:number-columns-repeated="3"/>
          <table:table-cell>
            <draw:frame table:end-cell-address="Sheet1.M37" table:end-x="0.3933in" table:end-y="0.1449in" draw:z-index="0" draw:style-name="gr1" draw:text-style-name="P1" svg:width="6.2984in" svg:height="3.5425in" svg:x="0.272in" svg:y="0.1441in">
              <draw:object draw:notify-on-update-of-ranges="Sheet1.A2:Sheet1.A6 Sheet1.A10:Sheet1.A10 Sheet1.E2:Sheet1.E6 Sheet1.F2:Sheet1.F6 Sheet1.F2:Sheet1.F6 Sheet1.A9:Sheet1.A9 Sheet1.E12:Sheet1.E16 Sheet1.F12:Sheet1.F16 Sheet1.F12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formula="of:=[.A13]" office:value-type="float" office:value="3" calcext:value-type="float">
            <text:p>3</text:p>
          </table:table-cell>
          <table:table-cell table:formula="of:=ABS([.E13]-[.E3])/ABS([.F13]+[.F3])" office:value-type="float" office:value="0.590190801020612" calcext:value-type="float">
            <text:p>0.590190801</text:p>
          </table:table-cell>
          <table:table-cell table:formula="of:=IF([.B21]&lt;3;&quot;No&quot;;&quot;Yes&quot;)" office:value-type="string" office:string-value="No" calcext:value-type="string">
            <text:p>No</text:p>
          </table:table-cell>
          <table:table-cell table:number-columns-repeated="1021"/>
        </table:table-row>
        <table:table-row table:style-name="ro1">
          <table:table-cell table:formula="of:=[.A14]" office:value-type="float" office:value="4" calcext:value-type="float">
            <text:p>4</text:p>
          </table:table-cell>
          <table:table-cell table:formula="of:=ABS([.E14]-[.E4])/ABS([.F14]+[.F4])" office:value-type="float" office:value="0.606385000042056" calcext:value-type="float">
            <text:p>0.606385</text:p>
          </table:table-cell>
          <table:table-cell table:formula="of:=IF([.B22]&lt;3;&quot;No&quot;;&quot;Yes&quot;)" office:value-type="string" office:string-value="No" calcext:value-type="string">
            <text:p>No</text:p>
          </table:table-cell>
          <table:table-cell table:number-columns-repeated="1021"/>
        </table:table-row>
        <table:table-row table:style-name="ro1">
          <table:table-cell table:formula="of:=[.A15]" office:value-type="float" office:value="5" calcext:value-type="float">
            <text:p>5</text:p>
          </table:table-cell>
          <table:table-cell table:formula="of:=ABS([.E15]-[.E5])/ABS([.F15]+[.F5])" office:value-type="float" office:value="0.509505660521696" calcext:value-type="float">
            <text:p>0.5095056605</text:p>
          </table:table-cell>
          <table:table-cell table:formula="of:=IF([.B23]&lt;3;&quot;No&quot;;&quot;Yes&quot;)" office:value-type="string" office:string-value="No" calcext:value-type="string">
            <text:p>No</text:p>
          </table:table-cell>
          <table:table-cell table:number-columns-repeated="1021"/>
        </table:table-row>
        <table:table-row table:style-name="ro1">
          <table:table-cell table:formula="of:=[.A16]" office:value-type="float" office:value="6" calcext:value-type="float">
            <text:p>6</text:p>
          </table:table-cell>
          <table:table-cell table:formula="of:=ABS([.E16]-[.E6])/ABS([.F16]+[.F6])" office:value-type="float" office:value="0.577263940717267" calcext:value-type="float">
            <text:p>0.5772639407</text:p>
          </table:table-cell>
          <table:table-cell table:formula="of:=IF([.B24]&lt;3;&quot;No&quot;;&quot;Yes&quot;)" office:value-type="string" office:string-value="No" calcext:value-type="string">
            <text:p>No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0:46:44</meta:creation-date>
    <meta:initial-creator>comptech</meta:initial-creator>
    <dc:language>en-US</dc:language>
    <dc:date>2016-10-27T17:54:39.575140154</dc:date>
    <meta:editing-cycles>1</meta:editing-cycles>
    <meta:editing-duration>P0D</meta:editing-duration>
    <meta:generator>LibreOffice/4.2.8.2$Linux_X86_64 LibreOffice_project/420m0$Build-2</meta:gener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47cm" chart:symbol-height="0.247cm" chart:link-data-style-to-source="true" chart:error-category="cell-range" chart:error-upper-range="Sheet1.F2:Sheet1.F6" chart:error-lower-range="Sheet1.F2:Sheet1.F6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F2:Sheet1.F6" chart:error-lower-range="Sheet1.F2:Sheet1.F6" char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automatic" chart:symbol-width="0.247cm" chart:symbol-height="0.247cm"/>
    </style:style>
    <style:style style:name="ch13" style:family="chart" style:data-style-name="N0">
      <style:chart-properties chart:symbol-type="automatic" chart:symbol-width="0.247cm" chart:symbol-height="0.247cm" chart:link-data-style-to-source="true" chart:error-category="cell-range" chart:error-upper-range="Sheet1.F12:Sheet1.F16" chart:error-lower-range="Sheet1.F12:Sheet1.F16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F12:Sheet1.F16" chart:error-lower-range="Sheet1.F12:Sheet1.F16" char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2.836cm" svg:y="0.315cm" chart:style-name="ch2">
          <text:p>Wavelength in Bragg's and de Broglie Equations</text:p>
        </chart:title>
        <chart:subtitle svg:x="0cm" svg:y="0cm" chart:style-name="ch3">
          <text:p/>
        </chart:subtitle>
        <chart:legend chart:legend-position="end" svg:x="13.12cm" svg:y="3.951cm" style:legend-expansion="high" chart:style-name="ch4"/>
        <chart:plot-area chart:style-name="ch5" table:cell-range-address="Sheet1.A2:Sheet1.A6 Sheet1.A9:Sheet1.A10 Sheet1.E2:Sheet1.E6 Sheet1.E12:Sheet1.E16" chart:data-source-has-labels="both" svg:x="3.399cm" svg:y="1.299cm" svg:width="9.402cm" svg:height="6.54cm">
          <chartooo:coordinate-region svg:x="4.497cm" svg:y="1.498cm" svg:width="8.21cm" svg:height="5.694cm"/>
          <chart:axis chart:dimension="x" chart:name="primary-x" chart:style-name="ch6" chartooo:axis-type="auto">
            <chartooo:date-scale/>
            <chart:title svg:x="7.143cm" svg:y="8.018cm" chart:style-name="ch7">
              <text:p>Voltage (kV)</text:p>
            </chart:title>
            <chart:categories table:cell-range-address="Sheet1.A2:Sheet1.A6"/>
          </chart:axis>
          <chart:axis chart:dimension="y" chart:name="primary-y" chart:style-name="ch8">
            <chart:title svg:x="0.451cm" svg:y="4.289cm" chart:style-name="ch7">
              <text:p>Wavelength (nm)</text:p>
            </chart:title>
            <chart:grid chart:style-name="ch9" chart:class="major"/>
          </chart:axis>
          <chart:series chart:style-name="ch10" chart:values-cell-range-address="Sheet1.E2:Sheet1.E6" chart:label-cell-address="Sheet1.A10:Sheet1.A10" chart:class="chart:line">
            <chart:error-indicator chart:style-name="ch11" chart:dimension="y"/>
            <chart:data-point chart:style-name="ch12" chart:repeated="5"/>
          </chart:series>
          <chart:series chart:style-name="ch13" chart:values-cell-range-address="Sheet1.E12:Sheet1.E16" chart:label-cell-address="Sheet1.A9:Sheet1.A9" chart:class="chart:line">
            <chart:error-indicator chart:style-name="ch14" chart:dimension="y"/>
            <chart:data-point chart:style-name="ch12"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gg</text:p>
                <draw:g>
                  <svg:desc>Sheet1.A10:Sheet1.A1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de Broglie</text:p>
                <draw:g>
                  <svg:desc>Sheet1.A9:Sheet1.A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2:Sheet1.A6</svg:desc>
                </draw:g>
              </table:table-cell>
              <table:table-cell office:value-type="float" office:value="0.0251194206287709">
                <text:p>0.0251194206287709</text:p>
                <draw:g>
                  <svg:desc>Sheet1.E2:Sheet1.E6</svg:desc>
                </draw:g>
              </table:table-cell>
              <table:table-cell office:value-type="float" office:value="0.00340009667230378">
                <text:p>0.00340009667230378</text:p>
                <draw:g>
                  <svg:desc>Sheet1.F2:Sheet1.F6</svg:desc>
                </draw:g>
              </table:table-cell>
              <table:table-cell office:value-type="float" office:value="0.00340009667230378">
                <text:p>0.00340009667230378</text:p>
                <draw:g>
                  <svg:desc>Sheet1.F2:Sheet1.F6</svg:desc>
                </draw:g>
              </table:table-cell>
              <table:table-cell office:value-type="float" office:value="0.027456220146358">
                <text:p>0.027456220146358</text:p>
                <draw:g>
                  <svg:desc>Sheet1.E12:Sheet1.E16</svg:desc>
                </draw:g>
              </table:table-cell>
              <table:table-cell office:value-type="float" office:value="0.00068640550365895">
                <text:p>0.00068640550365895</text:p>
                <draw:g>
                  <svg:desc>Sheet1.F12:Sheet1.F16</svg:desc>
                </draw:g>
              </table:table-cell>
              <table:table-cell office:value-type="float" office:value="0.00068640550365895">
                <text:p>0.00068640550365895</text:p>
                <draw:g>
                  <svg:desc>Sheet1.F12:Sheet1.F16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04401488725045">
                <text:p>0.0204401488725045</text:p>
              </table:table-cell>
              <table:table-cell office:value-type="float" office:value="0.00297742175816313">
                <text:p>0.00297742175816313</text:p>
              </table:table-cell>
              <table:table-cell office:value-type="float" office:value="0.00297742175816313">
                <text:p>0.00297742175816313</text:p>
              </table:table-cell>
              <table:table-cell office:value-type="float" office:value="0.0224179098747003">
                <text:p>0.0224179098747003</text:p>
              </table:table-cell>
              <table:table-cell office:value-type="float" office:value="0.000373631831245004">
                <text:p>0.000373631831245004</text:p>
              </table:table-cell>
              <table:table-cell office:value-type="float" office:value="0.000373631831245004">
                <text:p>0.0003736318312450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74611070202731">
                <text:p>0.0174611070202731</text:p>
              </table:table-cell>
              <table:table-cell office:value-type="float" office:value="0.00297865929534272">
                <text:p>0.00297865929534272</text:p>
              </table:table-cell>
              <table:table-cell office:value-type="float" office:value="0.00297865929534272">
                <text:p>0.00297865929534272</text:p>
              </table:table-cell>
              <table:table-cell office:value-type="float" office:value="0.0194144794512404">
                <text:p>0.0194144794512404</text:p>
              </table:table-cell>
              <table:table-cell office:value-type="float" office:value="0.000242680993140505">
                <text:p>0.000242680993140505</text:p>
              </table:table-cell>
              <table:table-cell office:value-type="float" office:value="0.000242680993140505">
                <text:p>0.00024268099314050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15758403883163">
                <text:p>0.015758403883163</text:p>
              </table:table-cell>
              <table:table-cell office:value-type="float" office:value="0.00297927917306927">
                <text:p>0.00297927917306927</text:p>
              </table:table-cell>
              <table:table-cell office:value-type="float" office:value="0.00297927917306927">
                <text:p>0.00297927917306927</text:p>
              </table:table-cell>
              <table:table-cell office:value-type="float" office:value="0.0173648383202986">
                <text:p>0.0173648383202986</text:p>
              </table:table-cell>
              <table:table-cell office:value-type="float" office:value="0.000173648383202986">
                <text:p>0.000173648383202986</text:p>
              </table:table-cell>
              <table:table-cell office:value-type="float" office:value="0.000173648383202986">
                <text:p>0.0001736483832029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14055448611927">
                <text:p>0.014055448611927</text:p>
              </table:table-cell>
              <table:table-cell office:value-type="float" office:value="0.00297983553947329">
                <text:p>0.00297983553947329</text:p>
              </table:table-cell>
              <table:table-cell office:value-type="float" office:value="0.00297983553947329">
                <text:p>0.00297983553947329</text:p>
              </table:table-cell>
              <table:table-cell office:value-type="float" office:value="0.0158518560924294">
                <text:p>0.0158518560924294</text:p>
              </table:table-cell>
              <table:table-cell office:value-type="float" office:value="0.000132098800770245">
                <text:p>0.000132098800770245</text:p>
              </table:table-cell>
              <table:table-cell office:value-type="float" office:value="0.000132098800770245">
                <text:p>0.000132098800770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